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8591" officeooo:paragraph-rsid="00128591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128591" officeooo:paragraph-rsid="00128591"/>
    </style:style>
    <style:style style:name="P4" style:family="paragraph" style:parent-style-name="Standard">
      <style:text-properties officeooo:rsid="00128591" officeooo:paragraph-rsid="00128591"/>
    </style:style>
    <style:style style:name="P5" style:family="paragraph" style:parent-style-name="Standard">
      <style:text-properties officeooo:paragraph-rsid="00128591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128591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128591" style:font-size-asian="10pt"/>
    </style:style>
    <style:style style:name="T4" style:family="text">
      <style:text-properties fo:color="#000000" style:font-name="Monospace" fo:font-size="10pt" officeooo:rsid="0014c66c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/*****************************************************************</text:p>
      <text:p text:style-name="Preformatted_20_Text"><text:s text:c="5"/>* <text:span text:style-name="T1">Aidan Danbury and C</text:span>hase Snodgrass <text:s text:c="28"/>*</text:p>
      <text:p text:style-name="Preformatted_20_Text"><text:s text:c="5"/>* PO Box: <text:span text:style-name="T1">3356 4553</text:span> <text:s text:c="44"/>*</text:p>
      <text:p text:style-name="Preformatted_20_Text"><text:s text:c="5"/>* Program for CSC 20<text:span text:style-name="T1">7</text:span> <text:s text:c="42"/>*</text:p>
      <text:p text:style-name="Preformatted_20_Text"><text:s text:c="5"/>* <text:s text:c="8"/><text:span text:style-name="T1">Library Lab <text:s text:c="12"/></text:span><text:s text:c="30"/>*</text:p>
      <text:p text:style-name="Preformatted_20_Text"><text:s text:c="5"/>* Assignment for <text:span text:style-name="T1">Wednesday October 3rd</text:span> <text:s text:c="25"/>*</text:p>
      <text:p text:style-name="Preformatted_20_Text"><text:s text:c="5"/>*****************************************************************/</text:p>
      <text:p text:style-name="Preformatted_20_Text"/>
      <text:p text:style-name="Preformatted_20_Text"/>
      <text:p text:style-name="Preformatted_20_Text"><text:s text:c="4"/>/* ***************************************************************</text:p>
      <text:p text:style-name="Preformatted_20_Text"><text:s text:c="5"/>* Academic honesty certification: <text:s text:c="30"/>*</text:p>
      <text:p text:style-name="Preformatted_20_Text"><text:s text:c="5"/>* <text:s text:c="2"/>Written/online sources used: <text:s text:c="31"/>*</text:p>
      <text:p text:style-name="Preformatted_20_Text"><text:s text:c="5"/>* <text:s text:c="4"/><text:span text:style-name="T1">none <text:s text:c="28"/></text:span><text:s text:c="25"/>*</text:p>
      <text:p text:style-name="Preformatted_20_Text"><text:s text:c="5"/>* <text:s text:c="2"/>Help obtained <text:s text:c="46"/>*</text:p>
      <text:p text:style-name="Preformatted_20_Text"><text:s text:c="5"/>* <text:s text:c="4"/><text:span text:style-name="T1">none <text:s text:c="39"/></text:span><text:s text:c="14"/>*</text:p>
      <text:p text:style-name="Preformatted_20_Text"><text:s text:c="5"/>* <text:s text:c="2"/>My signature below confirms that the above list of sources <text:s/>*</text:p>
      <text:p text:style-name="Preformatted_20_Text"><text:s text:c="5"/>* <text:s text:c="2"/>is complete AND that I have not talked to anyone else <text:s text:c="6"/>*</text:p>
      <text:p text:style-name="Preformatted_20_Text"><text:s text:c="5"/>* <text:s text:c="2"/>[e.g., CSC 161 students] about the solution to this problem *</text:p>
      <text:p text:style-name="Preformatted_20_Text"><text:s text:c="5"/>* <text:s text:c="62"/>*</text:p>
      <text:p text:style-name="Preformatted_20_Text"><text:s text:c="5"/>* <text:s text:c="2"/>Signature: <text:s text:c="49"/>*</text:p>
      <text:p text:style-name="P2"><text:s text:c="5"/>*****************************************************************/</text:p>
      <text:p text:style-name="P3">Output generated by library:</text:p>
      <text:p text:style-name="P4">Listing of books in the library</text:p>
      <text:p text:style-name="P4"/>
      <text:p text:style-name="P4">Author: Samuel A. Rebelsky and Philip Barker, Title: ED-MEDIA 2002 : World Conference on Educational Multimedia, Hypermedia &amp; Telecommunications, ISBN: 14. 1-880094-45-2</text:p>
      <text:p text:style-name="P4">Call Number: 64.2 25e</text:p>
      <text:p text:style-name="P4">Author: Samuel A. Rebelsky, Title: Experiments in Java, ISBN: 0201612674</text:p>
      <text:p text:style-name="P4">Call Number: 64.2 R25ex, Collection: Iowa Room</text:p>
      <text:p text:style-name="P4">Author: Henry M. Walker, Title: Problems for Computer Solution using FORTRAN, ISBN: 0-87626-654-5</text:p>
      <text:p text:style-name="P4">Call Number: QA43.W34</text:p>
      <text:p text:style-name="P4">Author: Henry M. Walker, Title: Introduction to Computing and Computer Science with Pascal, ISBN: 0-316-91841-5</text:p>
      <text:p text:style-name="P4">Call Number: QA76.6.W3275</text:p>
      <text:p text:style-name="P4">Author: Henry M. Walker, Title: Problems for Computer Solution using BASIC, ISBN: 0-87626-717-7</text:p>
      <text:p text:style-name="P4">Call Number: QA76.73.B3W335, Collection: Iowa Room</text:p>
      <text:p text:style-name="P4">Author: Henry M. Walker, Title: Pascal: <text:s/>Problem Solving and Structured Program Design, ISBN: 0-316-91848-2</text:p>
      <text:p text:style-name="P4">Call Number: QA76.73.P2W35</text:p>
      <text:p text:style-name="P4">Author: Henry M. Walker, Title: Computer Science 2: <text:s/>Principles of Software Engineering, Data Types, and Algorithms, ISBN: 0-673-39829-3</text:p>
      <text:p text:style-name="P4">Call Number: QA76.758.W35</text:p>
      <text:p text:style-name="P4">Author: Henry M. Walker, Title: The Limits of Computing, ISBN: 0-7637-2552-8</text:p>
      <text:p text:style-name="P4">Call Number: QA76.W185</text:p>
      <text:p text:style-name="P4">Author: Henry M. Walker, Title: The Tao of Computing, ISBN: 0-86720-206-8</text:p>
      <text:p text:style-name="P4">Call Number: QA76.W1855</text:p>
      <text:p text:style-name="P4">Author: John David Stone, Title: Algorithms for functional programming, ISBN: in process</text:p>
      <text:p text:style-name="P4">Call Number: forthcoming</text:p>
      <text:p text:style-name="P4">End of book listing</text:p>
      <text:p text:style-name="P4"/>
      <text:p text:style-name="P4"/>
      <text:p text:style-name="P4"/>
      <text:p text:style-name="P4"><text:soft-page-break/>Book already checked out //we added this to verify that the checkout method responds correctly to a <text:s text:c="7"/><text:tab/><text:tab/><text:tab/> <text:s text:c="7"/>//book that is currently checked out</text:p>
      <text:p text:style-name="P4">cannot check out a reference book</text:p>
      <text:p text:style-name="P4">Book 12345 not found -- checkout impossible</text:p>
      <text:p text:style-name="P4"/>
      <text:p text:style-name="P4">reference book could not have been checked out -- return impossible</text:p>
      <text:p text:style-name="P4">This book is already in library</text:p>
      <text:p text:style-name="P4">//this output is printed when a book that was already returned is returned again.</text:p>
      <text:p text:style-name="P4"/>
      <text:p text:style-name="P4">Listing of books in the library</text:p>
      <text:p text:style-name="P4"/>
      <text:p text:style-name="P4">Author: Samuel A. Rebelsky and Philip Barker, Title: ED-MEDIA 2002 : World Conference on Educational Multimedia, Hypermedia &amp; Telecommunications, ISBN: 14. 1-880094-45-2</text:p>
      <text:p text:style-name="P4">Call Number: 64.2 25e, Current Holder: Minnie Mouse, Due Date: April 1, 2012</text:p>
      <text:p text:style-name="P4">Author: Samuel A. Rebelsky, Title: Experiments in Java, ISBN: 0201612674</text:p>
      <text:p text:style-name="P4">Call Number: 64.2 R25ex, Collection: Iowa Room</text:p>
      <text:p text:style-name="P4">Author: Henry M. Walker, Title: Problems for Computer Solution using FORTRAN, ISBN: 0-87626-654-5</text:p>
      <text:p text:style-name="P4">Call Number: QA43.W34, Current Holder: Donald Duck, Due Date: March 1, 2012</text:p>
      <text:p text:style-name="P4">Author: Henry M. Walker, Title: Introduction to Computing and Computer Science with Pascal, ISBN: 0-316-91841-5</text:p>
      <text:p text:style-name="P4">Call Number: QA76.6.W3275, Current Holder: Goofy, Due Date: March 28, 2012</text:p>
      <text:p text:style-name="P4">Author: Henry M. Walker, Title: Problems for Computer Solution using BASIC, ISBN: 0-87626-717-7</text:p>
      <text:p text:style-name="P4">Call Number: QA76.73.B3W335, Collection: Iowa Room</text:p>
      <text:p text:style-name="P4">Author: Henry M. Walker, Title: Pascal: <text:s/>Problem Solving and Structured Program Design, ISBN: 0-316-91848-2</text:p>
      <text:p text:style-name="P4">Call Number: QA76.73.P2W35</text:p>
      <text:p text:style-name="P4">Author: Henry M. Walker, Title: Computer Science 2: <text:s/>Principles of Software Engineering, Data Types, and Algorithms, ISBN: 0-673-39829-3</text:p>
      <text:p text:style-name="P4">Call Number: QA76.758.W35</text:p>
      <text:p text:style-name="P4">Author: Henry M. Walker, Title: The Limits of Computing, ISBN: 0-7637-2552-8</text:p>
      <text:p text:style-name="P4">Call Number: QA76.W185</text:p>
      <text:p text:style-name="P4">Author: Henry M. Walker, Title: The Tao of Computing, ISBN: 0-86720-206-8</text:p>
      <text:p text:style-name="P4">Call Number: QA76.W1855</text:p>
      <text:p text:style-name="P4">Author: John David Stone, Title: Algorithms for functional programming, ISBN: in process</text:p>
      <text:p text:style-name="P4">Call Number: forthcoming</text:p>
      <text:p text:style-name="P4">End of book listing</text:p>
      <text:p text:style-name="P4"/>
      <text:p text:style-name="P5"><text:span text:style-name="T3"/></text:p>
      <text:p text:style-name="P6"><text:span text:style-name="T2">Check circulationStatus method</text:span></text:p>
      <text:p text:style-name="P6"><text:span text:style-name="T2">Circulating book: Book available on shelves //</text:span><text:span text:style-name="T4">checked output when a circulation <text:tab/><text:tab/><text:tab/><text:tab/><text:tab/><text:tab/><text:tab/> <text:s/>//book was in library</text:span></text:p>
      <text:p text:style-name="P6"><text:span text:style-name="T2">Reference Book: non-circulating reference book //</text:span><text:span text:style-name="T4">checked output when book was <text:s text:c="7"/><text:tab/><text:tab/><text:tab/><text:tab/><text:tab/><text:tab/><text:tab/> <text:s text:c="4"/>//a reference book</text:span></text:p>
      <text:p text:style-name="P6"><text:span text:style-name="T2">Checked-out Circulation Book: Current Holder: Donald Duck, Due Date: March 1, 2012 //</text:span><text:span text:style-name="T4">checked output when a circulation book was checked-out </text:span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7:08:30.320648082</meta:creation-date>
    <dc:date>2018-10-01T17:32:30.375932470</dc:date>
    <meta:editing-duration>PT3M39S</meta:editing-duration>
    <meta:editing-cycles>1</meta:editing-cycles>
    <meta:generator>LibreOffice/5.2.7.2$Linux_X86_64 LibreOffice_project/20m0$Build-2</meta:generator>
    <meta:document-statistic meta:table-count="0" meta:image-count="0" meta:object-count="0" meta:page-count="2" meta:paragraph-count="74" meta:word-count="619" meta:character-count="5036" meta:non-whitespace-character-count="3807"/>
  </office:meta>
</office:document-meta>
</file>